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News</text:span></text:p>
            <text:p><text:span text:style-name="T1">22.3.202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Lecture evalu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Lecture evaluation process has started (link was sent by the system)</text:span></text:p>
              </text:list-item>
              <text:list-item>
                <text:p><text:span text:style-name="T1">Deadline: 8.4.2023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Exam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29.3.2023., 16h, Raum 136.1B</text:span></text:p>
              </text:list-item>
              <text:list-item>
                <text:p><text:span text:style-name="T1">Questions from </text:span><text:span text:style-name="T2">lectures 4 – 13 (10 lectures)</text:span></text:p>
              </text:list-item>
              <text:list-item>
                <text:p><text:span text:style-name="T1">Please take your </text:span><text:span text:style-name="T2">Matrikelnummer</text:span></text:p>
              </text:list-item>
              <text:list-item>
                <text:p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Project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eadline: 8.4.2023., 23:59h</text:span></text:p>
              </text:list-item>
              <text:list-item>
                <text:p><text:span text:style-name="T1">Mail:</text:span></text:p>
                <text:list>
                  <text:list-item>
                    <text:p><text:span text:style-name="T1"><text:a xlink:href="mailto:lovro.bosnar@itwm.fraunhofer.de" xlink:type="simple">lovro.bosnar@itwm.fraunhofer.de</text:a></text:span></text:p>
                  </text:list-item>
                  <text:list-item>
                    <text:p><text:span text:style-name="T1"><text:a xlink:href="mailto:lovro.bosnar1@gmail.com" xlink:type="simple">lovro.bosnar1@gmail.com</text:a></text:span></text:p>
                  </text:list-item>
                </text:list>
              </text:list-item>
              <text:list-item>
                <text:p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4T21:36:59.691640000</meta:creation-date>
    <dc:date>2023-03-22T10:03:10.713578705</dc:date>
    <meta:editing-duration>PT4H41M10S</meta:editing-duration>
    <meta:editing-cycles>49</meta:editing-cycles>
    <meta:generator>LibreOffice/6.4.7.2$Linux_X86_64 LibreOffice_project/40$Build-2</meta:generator>
    <meta:document-statistic meta:object-count="36"/>
  </office:meta>
</office:document-meta>
</file>